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format="1" text:display-levels="2">
        <style:list-level-properties/>
      </text:list-level-style-number>
      <text:list-level-style-number text:level="3" text:style-name="WW_CharLFO1LVL3" style:num-format="1" text:display-levels="3">
        <style:list-level-properties/>
      </text:list-level-style-number>
      <text:list-level-style-number text:level="4" text:style-name="WW_CharLFO1LVL4" style:num-format="1" text:display-levels="4">
        <style:list-level-properties/>
      </text:list-level-style-number>
      <text:list-level-style-number text:level="5" text:style-name="WW_CharLFO1LVL5" style:num-format="1" text:display-levels="5">
        <style:list-level-properties/>
      </text:list-level-style-number>
      <text:list-level-style-number text:level="6" text:style-name="WW_CharLFO1LVL6" style:num-format="1" text:display-levels="6">
        <style:list-level-properties/>
      </text:list-level-style-number>
      <text:list-level-style-number text:level="7" text:style-name="WW_CharLFO1LVL7" style:num-format="1" text:display-levels="7">
        <style:list-level-properties/>
      </text:list-level-style-number>
      <text:list-level-style-number text:level="8" text:style-name="WW_CharLFO1LVL8" style:num-format="1" text:display-levels="8">
        <style:list-level-properties/>
      </text:list-level-style-number>
      <text:list-level-style-number text:level="9" text:style-name="WW_CharLFO1LVL9" style:num-format="1" text:display-levels="9">
        <style:list-level-properties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text:style-name="WW_CharLFO5LVL1" style:num-suffix=")" style:num-format="1">
        <style:list-level-properties text:space-before="0.25in" text:min-label-width="0.25in"/>
      </text:list-level-style-number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/>
      </text:list-level-style-number>
      <text:list-level-style-number text:level="2" text:style-name="WW_CharLFO6LVL2" style:num-suffix="." style:num-format="a" style:num-letter-sync="true">
        <style:list-level-properties text:space-before="0.5in" text:min-label-width="0.25in"/>
      </text:list-level-style-number>
      <text:list-level-style-number text:level="3" text:style-name="WW_CharLFO6LVL3" style:num-suffix="." style:num-format="i">
        <style:list-level-properties fo:text-align="end" text:space-before="1.125in" text:min-label-width="0.125in"/>
      </text:list-level-style-number>
      <text:list-level-style-number text:level="4" text:style-name="WW_CharLFO6LVL4" style:num-suffix="." style:num-format="1">
        <style:list-level-properties text:space-before="1.5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2in" text:min-label-width="0.25in"/>
      </text:list-level-style-number>
      <text:list-level-style-number text:level="6" text:style-name="WW_CharLFO6LVL6" style:num-suffix="." style:num-format="i">
        <style:list-level-properties fo:text-align="end" text:space-before="2.625in" text:min-label-width="0.125in"/>
      </text:list-level-style-number>
      <text:list-level-style-number text:level="7" text:style-name="WW_CharLFO6LVL7" style:num-suffix="." style:num-format="1">
        <style:list-level-properties text:space-before="3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3.5in" text:min-label-width="0.25in"/>
      </text:list-level-style-number>
      <text:list-level-style-number text:level="9" text:style-name="WW_CharLFO6LVL9" style:num-suffix="." style:num-format="i">
        <style:list-level-properties fo:text-align="end" text:space-before="4.125in" text:min-label-width="0.125in"/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7LVL4" style:num-suffix="." style:num-format="1">
        <style:list-level-properties text:space-before="1.7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7LVL7" style:num-suffix="." style:num-format="1">
        <style:list-level-properties text:space-before="3.2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/>
      </text:list-level-style-number>
      <text:list-level-style-number text:level="2" text:style-name="WW_CharLFO8LVL2" style:num-suffix="." style:num-format="1">
        <style:list-level-properties text:space-before="0.75in" text:min-label-width="0.25in"/>
      </text:list-level-style-number>
      <text:list-level-style-number text:level="3" text:style-name="WW_CharLFO8LVL3" style:num-suffix="." style:num-format="1">
        <style:list-level-properties text:space-before="1.25in" text:min-label-width="0.25in"/>
      </text:list-level-style-number>
      <text:list-level-style-number text:level="4" text:style-name="WW_CharLFO8LVL4" style:num-suffix="." style:num-format="1">
        <style:list-level-properties text:space-before="1.75in" text:min-label-width="0.25in"/>
      </text:list-level-style-number>
      <text:list-level-style-number text:level="5" text:style-name="WW_CharLFO8LVL5" style:num-suffix="." style:num-format="1">
        <style:list-level-properties text:space-before="2.25in" text:min-label-width="0.25in"/>
      </text:list-level-style-number>
      <text:list-level-style-number text:level="6" text:style-name="WW_CharLFO8LVL6" style:num-suffix="." style:num-format="1">
        <style:list-level-properties text:space-before="2.75in" text:min-label-width="0.25in"/>
      </text:list-level-style-number>
      <text:list-level-style-number text:level="7" text:style-name="WW_CharLFO8LVL7" style:num-suffix="." style:num-format="1">
        <style:list-level-properties text:space-before="3.25in" text:min-label-width="0.25in"/>
      </text:list-level-style-number>
      <text:list-level-style-number text:level="8" text:style-name="WW_CharLFO8LVL8" style:num-suffix="." style:num-format="1">
        <style:list-level-properties text:space-before="3.75in" text:min-label-width="0.25in"/>
      </text:list-level-style-number>
      <text:list-level-style-number text:level="9" text:style-name="WW_CharLFO8LVL9" style:num-suffix="." style:num-format="1">
        <style:list-level-properties text:space-before="4.25in" text:min-label-width="0.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F0" style:family="paragraph">
      <style:paragraph-properties fo:break-before="page" fo:text-align="end"/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6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8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9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10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11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12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13" style:parent-style-name="Normal" style:family="paragraph">
      <style:paragraph-properties fo:text-align="end" fo:margin-bottom="0.0833in"/>
      <style:text-properties fo:font-weight="bold" style:font-weight-asian="bold" style:font-weight-complex="bold" fo:font-size="16pt" style:font-size-asian="16pt" style:font-size-complex="16pt"/>
    </style:style>
    <style:style style:name="P14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paragraph-properties fo:text-align="end"/>
    </style:style>
    <style:style style:name="P16" style:parent-style-name="Normal" style:family="paragraph">
      <style:paragraph-properties fo:text-align="end"/>
      <style:text-properties fo:font-weight="bold" style:font-weight-asian="bold" style:font-weight-complex="bold" fo:font-size="12pt" style:font-size-asian="12pt"/>
    </style:style>
    <style:style style:name="P17" style:parent-style-name="Normal" style:family="paragraph">
      <style:paragraph-properties fo:break-before="page"/>
    </style:style>
    <style:style style:name="T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0" style:family="table-column">
      <style:table-column-properties style:column-width="0.9847in"/>
    </style:style>
    <style:style style:name="TableColumn21" style:family="table-column">
      <style:table-column-properties style:column-width="0.8631in"/>
    </style:style>
    <style:style style:name="TableColumn22" style:family="table-column">
      <style:table-column-properties style:column-width="3.2993in"/>
    </style:style>
    <style:style style:name="TableColumn23" style:family="table-column">
      <style:table-column-properties style:column-width="1.3027in"/>
    </style:style>
    <style:style style:name="Table19" style:family="table">
      <style:table-properties style:width="6.45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text-align="justify" fo:margin-top="0.0416in" fo:margin-bottom="0.0416in"/>
      <style:text-properties fo:font-weight="bold" style:font-weight-asian="bold" style:font-weight-complex="bold" style:font-size-complex="10pt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text-align="justify" fo:margin-top="0.0416in" fo:margin-bottom="0.0416in"/>
      <style:text-properties fo:font-weight="bold" style:font-weight-asian="bold" style:font-weight-complex="bold" style:font-size-complex="10pt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text-align="justify" fo:margin-top="0.0416in" fo:margin-bottom="0.0416in"/>
      <style:text-properties fo:font-weight="bold" style:font-weight-asian="bold" style:font-weight-complex="bold" style:font-size-complex="10pt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text-align="justify" fo:margin-top="0.0416in" fo:margin-bottom="0.0416in"/>
      <style:text-properties fo:font-weight="bold" style:font-weight-asian="bold" style:font-weight-complex="bold" style:font-size-complex="10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Normal" style:family="paragraph">
      <style:paragraph-properties fo:text-align="justify" fo:margin-top="0.0416in" fo:margin-bottom="0.0416in"/>
      <style:text-properties style:font-size-complex="10pt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text-align="justify" fo:margin-top="0.0416in" fo:margin-bottom="0.0416in"/>
      <style:text-properties style:font-size-complex="10pt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top="0.0416in" fo:margin-bottom="0.0416in"/>
      <style:text-properties style:font-size-complex="10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text-align="justify" fo:margin-top="0.0416in" fo:margin-bottom="0.0416in"/>
      <style:text-properties style:font-size-complex="10p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text-align="justify" fo:margin-top="0.0416in" fo:margin-bottom="0.0416in"/>
      <style:text-properties style:font-size-complex="10pt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text-align="justify" fo:margin-top="0.0416in" fo:margin-bottom="0.0416in"/>
      <style:text-properties style:font-size-complex="10pt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margin-top="0.0416in" fo:margin-bottom="0.0416in"/>
      <style:text-properties style:font-size-complex="10pt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text-align="justify" fo:margin-top="0.0416in" fo:margin-bottom="0.0416in"/>
      <style:text-properties style:font-size-complex="10pt"/>
    </style:style>
    <style:style style:name="T51" style:parent-style-name="DefaultParagraphFont" style:family="text">
      <style:text-properties fo:font-style="italic" style:font-style-asian="italic"/>
    </style:style>
    <style:style style:name="T52" style:parent-style-name="DefaultParagraphFont" style:family="text">
      <style:text-properties fo:font-style="italic" style:font-style-asian="italic"/>
    </style:style>
    <style:style style:name="P53" style:parent-style-name="Normal" style:family="paragraph">
      <style:paragraph-properties style:text-autospace="none" fo:margin-bottom="0in" fo:background-color="#D9D9D9"/>
    </style:style>
    <style:style style:name="T5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55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5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57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5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5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6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61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6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6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6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65" style:parent-style-name="Normal" style:family="paragraph">
      <style:paragraph-properties style:text-autospace="none" fo:margin-bottom="0in" fo:background-color="#D9D9D9"/>
    </style:style>
    <style:style style:name="T66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67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68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69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7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71" style:parent-style-name="DefaultParagraphFont" style:family="text">
      <style:text-properties style:font-name="Courier New" style:font-name-complex="Courier New" fo:color="#808080" fo:font-size="8pt" style:font-size-asian="8pt" style:font-size-complex="8pt"/>
    </style:style>
    <style:style style:name="T72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73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74" style:parent-style-name="Normal" style:family="paragraph">
      <style:paragraph-properties style:text-autospace="none" fo:margin-bottom="0in" fo:background-color="#D9D9D9"/>
    </style:style>
    <style:style style:name="T75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76" style:parent-style-name="DefaultParagraphFont" style:family="text">
      <style:text-properties style:font-name="Courier New" style:font-name-complex="Courier New" fo:color="#3F7F5F" fo:font-size="8pt" style:font-size-asian="8pt" style:font-size-complex="8pt"/>
    </style:style>
    <style:style style:name="T77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78" style:parent-style-name="Normal" style:family="paragraph">
      <style:paragraph-properties style:text-autospace="none" fo:margin-bottom="0in" fo:background-color="#D9D9D9"/>
    </style:style>
    <style:style style:name="T79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80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81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82" style:parent-style-name="Normal" style:family="paragraph">
      <style:paragraph-properties style:text-autospace="none" fo:margin-bottom="0in" fo:background-color="#D9D9D9"/>
    </style:style>
    <style:style style:name="T8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8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85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8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87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8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8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90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91" style:parent-style-name="Normal" style:family="paragraph">
      <style:paragraph-properties style:text-autospace="none" fo:margin-bottom="0in" fo:background-color="#D9D9D9"/>
    </style:style>
    <style:style style:name="T9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9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9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95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9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97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9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9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100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01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02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03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10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105" style:parent-style-name="Normal" style:family="paragraph">
      <style:paragraph-properties style:text-autospace="none" fo:margin-bottom="0in" fo:background-color="#D9D9D9"/>
    </style:style>
    <style:style style:name="T10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0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0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09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11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11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11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1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11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1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16" style:parent-style-name="DefaultParagraphFont" style:family="text">
      <style:text-properties style:font-name="Courier New" style:font-name-complex="Courier New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1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19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120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121" style:parent-style-name="Normal" style:family="paragraph">
      <style:paragraph-properties style:text-autospace="none" fo:margin-bottom="0in" fo:background-color="#D9D9D9"/>
    </style:style>
    <style:style style:name="T12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2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2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25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12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27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12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2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130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31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32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33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13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135" style:parent-style-name="Normal" style:family="paragraph">
      <style:paragraph-properties style:text-autospace="none" fo:margin-bottom="0in" fo:background-color="#D9D9D9"/>
    </style:style>
    <style:style style:name="T13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3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3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39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14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41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14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4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14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45" style:parent-style-name="DefaultParagraphFont" style:family="text">
      <style:text-properties style:font-name="Courier New" style:font-name-complex="Courier New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name="T146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47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14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149" style:parent-style-name="Normal" style:family="paragraph">
      <style:paragraph-properties style:text-autospace="none" fo:margin-bottom="0in" fo:background-color="#D9D9D9"/>
    </style:style>
    <style:style style:name="T150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51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52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53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154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55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15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5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15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59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60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61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162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163" style:parent-style-name="Normal" style:family="paragraph">
      <style:paragraph-properties style:text-autospace="none" fo:margin-bottom="0in" fo:background-color="#D9D9D9"/>
    </style:style>
    <style:style style:name="T16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6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66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67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168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69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170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7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172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7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7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75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176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177" style:parent-style-name="Normal" style:family="paragraph">
      <style:paragraph-properties style:text-autospace="none" fo:margin-bottom="0in" fo:background-color="#D9D9D9"/>
    </style:style>
    <style:style style:name="T17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79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80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81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182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83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18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8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186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8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8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89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190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191" style:parent-style-name="Normal" style:family="paragraph">
      <style:paragraph-properties style:text-autospace="none" fo:margin-bottom="0in" fo:background-color="#D9D9D9"/>
    </style:style>
    <style:style style:name="T19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9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9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195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19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197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19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19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200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01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02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03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20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205" style:parent-style-name="Normal" style:family="paragraph">
      <style:paragraph-properties style:text-autospace="none" fo:margin-bottom="0in" fo:background-color="#D9D9D9"/>
    </style:style>
    <style:style style:name="T20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0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0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09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21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11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21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1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21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1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16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17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21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219" style:parent-style-name="Normal" style:family="paragraph">
      <style:paragraph-properties style:text-autospace="none" fo:margin-bottom="0in" fo:background-color="#D9D9D9"/>
    </style:style>
    <style:style style:name="T220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21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22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23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224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25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22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22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29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30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31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232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233" style:parent-style-name="Normal" style:family="paragraph">
      <style:paragraph-properties style:text-autospace="none" fo:margin-bottom="0in" fo:background-color="#D9D9D9"/>
    </style:style>
    <style:style style:name="T23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3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36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37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238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39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240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4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242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4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4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45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246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247" style:parent-style-name="Normal" style:family="paragraph">
      <style:paragraph-properties style:text-autospace="none" fo:margin-bottom="0in" fo:background-color="#D9D9D9"/>
    </style:style>
    <style:style style:name="T24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49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50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51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252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53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25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5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256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5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5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59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260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261" style:parent-style-name="Normal" style:family="paragraph">
      <style:paragraph-properties style:text-autospace="none" fo:margin-bottom="0in" fo:background-color="#D9D9D9"/>
    </style:style>
    <style:style style:name="T26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6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6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65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266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67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26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6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270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71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72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73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27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275" style:parent-style-name="Normal" style:family="paragraph">
      <style:paragraph-properties style:text-autospace="none" fo:margin-bottom="0in" fo:background-color="#D9D9D9"/>
    </style:style>
    <style:style style:name="T27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7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7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79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28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81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28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8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28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8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86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87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28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289" style:parent-style-name="Normal" style:family="paragraph">
      <style:paragraph-properties style:text-autospace="none" fo:margin-bottom="0in" fo:background-color="#D9D9D9"/>
    </style:style>
    <style:style style:name="T290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91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92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93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294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295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29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29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29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299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00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301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302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303" style:parent-style-name="Normal" style:family="paragraph">
      <style:paragraph-properties style:text-autospace="none" fo:margin-bottom="0in" fo:background-color="#D9D9D9"/>
    </style:style>
    <style:style style:name="T30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05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06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307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308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09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310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1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312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31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1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315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316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317" style:parent-style-name="Normal" style:family="paragraph">
      <style:paragraph-properties style:text-autospace="none" fo:margin-bottom="0in" fo:background-color="#D9D9D9"/>
    </style:style>
    <style:style style:name="T318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19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20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321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322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23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324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2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326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32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2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329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330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331" style:parent-style-name="Normal" style:family="paragraph">
      <style:paragraph-properties style:text-autospace="none" fo:margin-bottom="0in" fo:background-color="#D9D9D9"/>
    </style:style>
    <style:style style:name="T33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33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34" style:parent-style-name="DefaultParagraphFont" style:family="text">
      <style:text-properties style:font-name="Courier New" style:font-name-complex="Courier New" fo:color="#3F5FBF" fo:font-size="8pt" style:font-size-asian="8pt" style:font-size-complex="8pt"/>
    </style:style>
    <style:style style:name="P335" style:parent-style-name="Normal" style:family="paragraph">
      <style:paragraph-properties style:text-autospace="none" fo:margin-bottom="0in" fo:background-color="#D9D9D9"/>
    </style:style>
    <style:style style:name="T33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3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3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339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34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41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34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4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34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345" style:parent-style-name="Normal" style:family="paragraph">
      <style:paragraph-properties style:text-autospace="none" fo:margin-bottom="0in" fo:background-color="#D9D9D9"/>
    </style:style>
    <style:style style:name="T34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4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4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349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35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51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35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5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35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355" style:parent-style-name="Normal" style:family="paragraph">
      <style:paragraph-properties style:text-autospace="none" fo:margin-bottom="0in" fo:background-color="#D9D9D9"/>
    </style:style>
    <style:style style:name="T35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5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5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359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36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61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36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36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365" style:parent-style-name="Normal" style:family="paragraph">
      <style:paragraph-properties style:text-autospace="none" fo:margin-bottom="0in" fo:background-color="#D9D9D9"/>
    </style:style>
    <style:style style:name="T36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6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369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37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71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37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37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375" style:parent-style-name="Normal" style:family="paragraph">
      <style:paragraph-properties style:text-autospace="none" fo:margin-bottom="0in" fo:background-color="#D9D9D9"/>
    </style:style>
    <style:style style:name="T37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7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379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38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81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38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8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38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385" style:parent-style-name="Normal" style:family="paragraph">
      <style:paragraph-properties style:text-autospace="none" fo:margin-bottom="0in" fo:background-color="#D9D9D9"/>
    </style:style>
    <style:style style:name="T38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8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8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389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39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391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39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39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395" style:parent-style-name="Normal" style:family="paragraph">
      <style:paragraph-properties style:text-autospace="none" fo:margin-bottom="0in" fo:background-color="#D9D9D9"/>
    </style:style>
    <style:style style:name="T39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39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399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40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401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40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40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405" style:parent-style-name="Normal" style:family="paragraph">
      <style:paragraph-properties style:text-autospace="none" fo:margin-bottom="0in" fo:background-color="#D9D9D9"/>
    </style:style>
    <style:style style:name="T40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7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08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409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410" style:parent-style-name="DefaultParagraphFont" style:family="text">
      <style:text-properties style:font-name="Courier New" style:font-name-complex="Courier New" fo:font-size="8pt" style:font-size-asian="8pt" style:font-size-complex="8pt"/>
    </style:style>
    <style:style style:name="T411" style:parent-style-name="DefaultParagraphFont" style:family="text">
      <style:text-properties style:font-name="Courier New" style:font-name-complex="Courier New" fo:color="#7F007F" fo:font-size="8pt" style:font-size-asian="8pt" style:font-size-complex="8pt"/>
    </style:style>
    <style:style style:name="T412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1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/>
    </style:style>
    <style:style style:name="T414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415" style:parent-style-name="Normal" style:family="paragraph">
      <style:paragraph-properties style:text-autospace="none" fo:margin-bottom="0in" fo:background-color="#D9D9D9"/>
    </style:style>
    <style:style style:name="T416" style:parent-style-name="DefaultParagraphFont" style:family="text">
      <style:text-properties style:font-name="Courier New" style:font-name-complex="Courier New" fo:color="#000000" fo:font-size="8pt" style:font-size-asian="8pt" style:font-size-complex="8pt"/>
    </style:style>
    <style:style style:name="T417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418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419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420" style:parent-style-name="Normal" style:family="paragraph">
      <style:paragraph-properties style:text-autospace="none" fo:margin-bottom="0in" fo:background-color="#D9D9D9"/>
    </style:style>
    <style:style style:name="T421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T422" style:parent-style-name="DefaultParagraphFont" style:family="text">
      <style:text-properties style:font-name="Courier New" style:font-name-complex="Courier New" fo:color="#3F7F7F" fo:font-size="8pt" style:font-size-asian="8pt" style:font-size-complex="8pt"/>
    </style:style>
    <style:style style:name="T423" style:parent-style-name="DefaultParagraphFont" style:family="text">
      <style:text-properties style:font-name="Courier New" style:font-name-complex="Courier New" fo:color="#008080" fo:font-size="8pt" style:font-size-asian="8pt" style:font-size-complex="8pt"/>
    </style:style>
    <style:style style:name="P424" style:parent-style-name="Normal" style:family="paragraph">
      <style:paragraph-properties style:text-autospace="none" fo:margin-bottom="0in"/>
      <style:text-properties style:font-name="Courier New" style:font-name-complex="Courier New" fo:color="#008080" fo:font-size="8pt" style:font-size-asian="8pt" style:font-size-complex="8pt"/>
    </style:style>
    <style:style style:name="P425" style:parent-style-name="Normal" style:family="paragraph">
      <style:text-properties fo:font-weight="bold" style:font-weight-asian="bold"/>
    </style:style>
    <style:style style:name="T426" style:parent-style-name="DefaultParagraphFont" style:family="text">
      <style:text-properties fo:font-weight="bold" style:font-weight-asian="bold"/>
    </style:style>
    <style:style style:name="T427" style:parent-style-name="DefaultParagraphFont" style:family="text">
      <style:text-properties fo:font-weight="bold" style:font-weight-asian="bold"/>
    </style:style>
    <style:style style:name="T428" style:parent-style-name="DefaultParagraphFont" style:family="text">
      <style:text-properties fo:font-weight="bold" style:font-weight-asian="bold"/>
    </style:style>
    <style:style style:name="T429" style:parent-style-name="DefaultParagraphFont" style:family="text">
      <style:text-properties fo:font-weight="bold" style:font-weight-asian="bold"/>
    </style:style>
    <style:style style:name="T430" style:parent-style-name="DefaultParagraphFont" style:family="text">
      <style:text-properties fo:font-weight="bold" style:font-weight-asian="bold"/>
    </style:style>
    <style:style style:name="T431" style:parent-style-name="DefaultParagraphFont" style:family="text">
      <style:text-properties fo:font-weight="bold" style:font-weight-asian="bold"/>
    </style:style>
    <style:style style:name="T432" style:parent-style-name="DefaultParagraphFont" style:family="text">
      <style:text-properties fo:font-weight="bold" style:font-weight-asian="bold"/>
    </style:style>
    <style:style style:name="T433" style:parent-style-name="DefaultParagraphFont" style:family="text">
      <style:text-properties fo:font-weight="bold" style:font-weight-asian="bold"/>
    </style:style>
    <style:style style:name="T434" style:parent-style-name="DefaultParagraphFont" style:family="text">
      <style:text-properties fo:font-weight="bold" style:font-weight-asian="bold"/>
    </style:style>
    <style:style style:name="T435" style:parent-style-name="DefaultParagraphFont" style:family="text">
      <style:text-properties fo:font-weight="bold" style:font-weight-asian="bold"/>
    </style:style>
    <style:style style:name="T436" style:parent-style-name="DefaultParagraphFont" style:family="text">
      <style:text-properties fo:font-weight="bold" style:font-weight-asian="bold"/>
    </style:style>
    <style:style style:name="T437" style:parent-style-name="DefaultParagraphFont" style:family="text">
      <style:text-properties fo:font-weight="bold" style:font-weight-asian="bold"/>
    </style:style>
    <style:style style:name="T438" style:parent-style-name="DefaultParagraphFont" style:family="text">
      <style:text-properties fo:font-weight="bold" style:font-weight-asian="bold"/>
    </style:style>
    <style:style style:name="T439" style:parent-style-name="DefaultParagraphFont" style:family="text">
      <style:text-properties fo:font-weight="bold" style:font-weight-asian="bold"/>
    </style:style>
    <style:style style:name="T440" style:parent-style-name="DefaultParagraphFont" style:family="text">
      <style:text-properties fo:font-weight="bold" style:font-weight-asian="bold"/>
    </style:style>
    <style:style style:name="P441" style:parent-style-name="ListParagraph" style:family="paragraph"/>
    <style:style style:name="P442" style:parent-style-name="ListParagraph" style:family="paragraph">
      <style:paragraph-properties style:text-autospace="none" fo:margin-bottom="0in"/>
    </style:style>
    <style:style style:name="T443" style:parent-style-name="DefaultParagraphFont" style:family="text">
      <style:text-properties style:font-name="Courier New" style:font-name-complex="Courier New" fo:color="#000000" style:font-size-complex="10pt"/>
    </style:style>
    <style:style style:name="T444" style:parent-style-name="DefaultParagraphFont" style:family="text">
      <style:text-properties style:font-name="Courier New" style:font-name-complex="Courier New" fo:color="#000000" style:font-size-complex="10pt"/>
    </style:style>
    <style:style style:name="T445" style:parent-style-name="DefaultParagraphFont" style:family="text">
      <style:text-properties style:font-name="Courier New" style:font-name-complex="Courier New" fo:font-style="italic" style:font-style-asian="italic" style:font-style-complex="italic" fo:color="#000000" style:font-size-complex="10pt"/>
    </style:style>
    <style:style style:name="T446" style:parent-style-name="DefaultParagraphFont" style:family="text">
      <style:text-properties style:font-name="Courier New" style:font-name-complex="Courier New" fo:color="#000000" style:font-size-complex="10pt"/>
    </style:style>
    <style:style style:name="P447" style:parent-style-name="ListParagraph" style:family="paragraph">
      <style:paragraph-properties fo:text-indent="0.4833in"/>
    </style:style>
    <style:style style:name="T448" style:parent-style-name="DefaultParagraphFont" style:family="text">
      <style:text-properties style:font-name="Courier New" style:font-name-complex="Courier New" fo:color="#000000" style:font-size-complex="10pt"/>
    </style:style>
    <style:style style:name="T449" style:parent-style-name="DefaultParagraphFont" style:family="text">
      <style:text-properties style:font-name="Courier New" style:font-name-complex="Courier New" fo:font-style="italic" style:font-style-asian="italic" style:font-style-complex="italic" fo:color="#000000" style:font-size-complex="10pt"/>
    </style:style>
    <style:style style:name="T450" style:parent-style-name="DefaultParagraphFont" style:family="text">
      <style:text-properties style:font-name="Courier New" style:font-name-complex="Courier New" fo:color="#000000" style:font-size-complex="10pt"/>
    </style:style>
    <style:style style:name="T451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font-size-complex="10pt"/>
    </style:style>
    <style:style style:name="T452" style:parent-style-name="DefaultParagraphFont" style:family="text">
      <style:text-properties style:font-name="Courier New" style:font-name-complex="Courier New" fo:color="#000000" style:font-size-complex="10pt"/>
    </style:style>
    <style:style style:name="T453" style:parent-style-name="DefaultParagraphFont" style:family="text">
      <style:text-properties style:font-name="Courier New" style:font-name-complex="Courier New" fo:color="#000000" style:font-size-complex="10pt"/>
    </style:style>
    <style:style style:name="P454" style:parent-style-name="ListParagraph" style:family="paragraph">
      <style:paragraph-properties fo:text-indent="0.4833in"/>
      <style:text-properties style:font-name="Courier New" style:font-name-complex="Courier New" fo:color="#000000" style:font-size-complex="10pt"/>
    </style:style>
    <style:style style:name="P455" style:parent-style-name="ListParagraph" style:family="paragraph"/>
    <style:style style:name="P456" style:parent-style-name="Normal" style:family="paragraph">
      <style:paragraph-properties fo:text-indent="0.4916in"/>
    </style:style>
    <style:style style:name="T457" style:parent-style-name="DefaultParagraphFont" style:family="text">
      <style:text-properties style:font-name="Courier New" style:font-name-complex="Courier New" style:font-size-complex="10pt"/>
    </style:style>
    <style:style style:name="T458" style:parent-style-name="DefaultParagraphFont" style:family="text">
      <style:text-properties style:font-name="Courier New" style:font-name-complex="Courier New" fo:color="#000000" style:font-size-complex="10pt"/>
    </style:style>
    <style:style style:name="T459" style:parent-style-name="DefaultParagraphFont" style:family="text">
      <style:text-properties style:font-name="Courier New" style:font-name-complex="Courier New" fo:color="#000000" style:font-size-complex="10pt"/>
    </style:style>
    <style:style style:name="P460" style:parent-style-name="Normal" style:family="paragraph">
      <style:paragraph-properties fo:text-indent="0.4916in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Dokumendivahetuskeskus</text:p>
      <text:p text:style-name="P14">DVKAPI juhend</text:p>
      <text:p text:style-name="Normal"/>
      <text:p text:style-name="Normal"/>
      <text:p text:style-name="P15"/>
      <text:p text:style-name="P16">Versioon 1.0</text:p>
      <text:p text:style-name="Normal"/>
      <text:p text:style-name="Normal"/>
      <text:p text:style-name="Normal"/>
      <text:soft-page-break/>
      <text:p text:style-name="P17"><text:span text:style-name="T18">Muudatuste ajalugu</text:span>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Kuupäev</text:p>
          </table:table-cell>
          <table:table-cell table:style-name="TableCell27">
            <text:p text:style-name="P28">Versioon</text:p>
          </table:table-cell>
          <table:table-cell table:style-name="TableCell29">
            <text:p text:style-name="P30">Kirjeldus</text:p>
          </table:table-cell>
          <table:table-cell table:style-name="TableCell31">
            <text:p text:style-name="P32">Autor</text:p>
          </table:table-cell>
        </table:table-row>
        <table:table-row table:style-name="TableRow33">
          <table:table-cell table:style-name="TableCell34">
            <text:p text:style-name="P35">04.03.2010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Dokumendi esialgne versioon.</text:p>
          </table:table-cell>
          <table:table-cell table:style-name="TableCell40">
            <text:p text:style-name="P41">Marko Kurm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</table:table>
      <text:p text:style-name="Normal"/>
      <text:h text:style-name="Heading1" text:outline-level="1">Sissejuhatus</text:h>
      <text:p text:style-name="Normal">Käesolev dokument kirjeldab DVKAPI ülesehitust ja kasutamist. Dokument on koostatud arendajatele, kes hakkavad liidestama DVK klienditarkvara kolmanda infosüsteemiga.<text:s/>DVKAPI on mõeldud DVK universaalkliendi andmebaasitabelitega suhtlemise lihtsustamiseks, samuti DVK XML konteineri manipuleerimise lihtsustamiseks.</text:p>
      <text:h text:style-name="Heading1" text:outline-level="1">API kasutamine</text:h>
      <text:p text:style-name="Normal">DVKAPI on kirjutatud kasutades Java 1.6-te, seega peab rakendus, mis DVKAPI-t kasutab, toetama samuti Java 1.6-te. DVKAPI kasutamiseks on vaja lisada DVKAPI pakett (dvkapi.jar) projekti „classpath“-i<text:s/>ning seadistada andmebaasiühendus sellele andmebaasiskeemile, kus asuvad DVK universaalkliendi andmebaasitabelid.<text:s/>Konfiguratsiooifailiks on tegelikult<text:s/><text:span text:style-name="T51">Hibernate 3</text:span><text:span text:style-name="T52"><text:s/></text:span>konfiguratsioonifail. Näitena on kaasas Oracle andmebaasi jaoks defineeritud seadistus (hibernate_ora_dvk.cfg.xml):</text:p>
      <text:p text:style-name="P53"><text:span text:style-name="T54">&lt;?</text:span><text:span text:style-name="T55">xml</text:span><text:span text:style-name="T56"><text:s/></text:span><text:span text:style-name="T57">version</text:span><text:span text:style-name="T58">=</text:span><text:span text:style-name="T59">"1.0"</text:span><text:span text:style-name="T60"><text:s/></text:span><text:span text:style-name="T61">encoding</text:span><text:span text:style-name="T62">=</text:span><text:span text:style-name="T63">"UTF-8"</text:span><text:span text:style-name="T64">?&gt;</text:span></text:p>
      <text:p text:style-name="P65"><text:span text:style-name="T66">&lt;!</text:span><text:span text:style-name="T67">DOCTYPE</text:span><text:span text:style-name="T68"><text:s/></text:span><text:span text:style-name="T69">hibernate-configuration</text:span><text:span text:style-name="T70"><text:s/></text:span><text:span text:style-name="T71">PUBLIC</text:span><text:span text:style-name="T72"><text:s/></text:span><text:span text:style-name="T73">"-//Hibernate/Hibernate Configuration DTD 3.0//EN"</text:span></text:p>
      <text:p text:style-name="P74"><text:span text:style-name="T75"><text:s text:c="41"/></text:span><text:span text:style-name="T76">"http://hibernate.sourceforge.net/hibernate-configuration-3.0.dtd"</text:span><text:span text:style-name="T77">&gt;</text:span></text:p>
      <text:p text:style-name="P78"><text:span text:style-name="T79">&lt;</text:span><text:span text:style-name="T80">hibernate-configuration</text:span><text:span text:style-name="T81">&gt;</text:span></text:p>
      <text:p text:style-name="P82"><text:span text:style-name="T83"><text:tab/></text:span><text:span text:style-name="T84">&lt;</text:span><text:span text:style-name="T85">session-factory</text:span><text:span text:style-name="T86"><text:s/></text:span><text:span text:style-name="T87">name</text:span><text:span text:style-name="T88">=</text:span><text:span text:style-name="T89">"hibernate.session-factory.Oracle"</text:span><text:span text:style-name="T90">&gt;</text:span></text:p>
      <text:p text:style-name="P91"><text:span text:style-name="T92"><text:tab/></text:span><text:span text:style-name="T93"><text:tab/></text:span><text:span text:style-name="T94">&lt;</text:span><text:span text:style-name="T95">property</text:span><text:span text:style-name="T96"><text:s/></text:span><text:span text:style-name="T97">name</text:span><text:span text:style-name="T98">=</text:span><text:span text:style-name="T99">"hibernate.connection.driver_class"</text:span><text:span text:style-name="T100">&gt;</text:span><text:span text:style-name="T101">oracle.jdbc.driver.OracleDriver</text:span><text:span text:style-name="T102">&lt;/</text:span><text:span text:style-name="T103">property</text:span><text:span text:style-name="T104">&gt;</text:span></text:p>
      <text:p text:style-name="P105"><text:span text:style-name="T106"><text:tab/></text:span><text:span text:style-name="T107"><text:tab/></text:span><text:span text:style-name="T108">&lt;</text:span><text:span text:style-name="T109">property</text:span><text:span text:style-name="T110"><text:s/></text:span><text:span text:style-name="T111">name</text:span><text:span text:style-name="T112">=</text:span><text:span text:style-name="T113">"hibernate.connection.url"</text:span><text:span text:style-name="T114">&gt;</text:span><text:span text:style-name="T115">jdbc:oracle:thin:</text:span><text:span text:style-name="T116">@localhost</text:span><text:span text:style-name="T117">:1521:XE</text:span><text:span text:style-name="T118">&lt;/</text:span><text:span text:style-name="T119">property</text:span><text:span text:style-name="T120">&gt;</text:span></text:p>
      <text:p text:style-name="P121"><text:span text:style-name="T122"><text:tab/></text:span><text:span text:style-name="T123"><text:tab/></text:span><text:span text:style-name="T124">&lt;</text:span><text:span text:style-name="T125">property</text:span><text:span text:style-name="T126"><text:s/></text:span><text:span text:style-name="T127">name</text:span><text:span text:style-name="T128">=</text:span><text:span text:style-name="T129">"hibernate.dialect"</text:span><text:span text:style-name="T130">&gt;</text:span><text:span text:style-name="T131">org.hibernate.dialect.Oracle10gDialect</text:span><text:span text:style-name="T132">&lt;/</text:span><text:span text:style-name="T133">property</text:span><text:span text:style-name="T134">&gt;</text:span></text:p>
      <text:p text:style-name="P135"><text:span text:style-name="T136"><text:tab/></text:span><text:span text:style-name="T137"><text:tab/></text:span><text:span text:style-name="T138">&lt;</text:span><text:span text:style-name="T139">property</text:span><text:span text:style-name="T140"><text:s/></text:span><text:span text:style-name="T141">name</text:span><text:span text:style-name="T142">=</text:span><text:span text:style-name="T143">"hibernate.connection.username"</text:span><text:span text:style-name="T144">&gt;</text:span><text:span text:style-name="T145">dvk</text:span><text:span text:style-name="T146">&lt;/</text:span><text:span text:style-name="T147">property</text:span><text:span text:style-name="T148">&gt;</text:span></text:p>
      <text:p text:style-name="P149"><text:span text:style-name="T150"><text:tab/></text:span><text:span text:style-name="T151"><text:tab/></text:span><text:span text:style-name="T152">&lt;</text:span><text:span text:style-name="T153">property</text:span><text:span text:style-name="T154"><text:s/></text:span><text:span text:style-name="T155">name</text:span><text:span text:style-name="T156">=</text:span><text:span text:style-name="T157">"hibernate.connection.password"</text:span><text:span text:style-name="T158">&gt;</text:span><text:span text:style-name="T159">dvk123</text:span><text:span text:style-name="T160">&lt;/</text:span><text:span text:style-name="T161">property</text:span><text:span text:style-name="T162">&gt;</text:span></text:p>
      <text:p text:style-name="P163"><text:span text:style-name="T164"><text:tab/></text:span><text:span text:style-name="T165"><text:tab/></text:span><text:span text:style-name="T166">&lt;</text:span><text:span text:style-name="T167">property</text:span><text:span text:style-name="T168"><text:s/></text:span><text:span text:style-name="T169">name</text:span><text:span text:style-name="T170">=</text:span><text:span text:style-name="T171">"connection.autocommit"</text:span><text:span text:style-name="T172">&gt;</text:span><text:span text:style-name="T173">false</text:span><text:span text:style-name="T174">&lt;/</text:span><text:span text:style-name="T175">property</text:span><text:span text:style-name="T176">&gt;</text:span></text:p>
      <text:p text:style-name="P177"><text:span text:style-name="T178"><text:tab/></text:span><text:span text:style-name="T179"><text:tab/></text:span><text:span text:style-name="T180">&lt;</text:span><text:span text:style-name="T181">property</text:span><text:span text:style-name="T182"><text:s/></text:span><text:span text:style-name="T183">name</text:span><text:span text:style-name="T184">=</text:span><text:span text:style-name="T185">"show_sql"</text:span><text:span text:style-name="T186">&gt;</text:span><text:span text:style-name="T187">true</text:span><text:span text:style-name="T188">&lt;/</text:span><text:span text:style-name="T189">property</text:span><text:span text:style-name="T190">&gt;</text:span></text:p>
      <text:p text:style-name="P191"><text:span text:style-name="T192"><text:tab/></text:span><text:span text:style-name="T193"><text:tab/></text:span><text:span text:style-name="T194">&lt;</text:span><text:span text:style-name="T195">property</text:span><text:span text:style-name="T196"><text:s/></text:span><text:span text:style-name="T197">name</text:span><text:span text:style-name="T198">=</text:span><text:span text:style-name="T199">"use_outer_join"</text:span><text:span text:style-name="T200">&gt;</text:span><text:span text:style-name="T201">false</text:span><text:span text:style-name="T202">&lt;/</text:span><text:span text:style-name="T203">property</text:span><text:span text:style-name="T204">&gt;</text:span></text:p>
      <text:p text:style-name="P205"><text:span text:style-name="T206"><text:tab/></text:span><text:span text:style-name="T207"><text:tab/></text:span><text:span text:style-name="T208">&lt;</text:span><text:span text:style-name="T209">property</text:span><text:span text:style-name="T210"><text:s/></text:span><text:span text:style-name="T211">name</text:span><text:span text:style-name="T212">=</text:span><text:span text:style-name="T213">"hibernate.cache.use_second_level_cache"</text:span><text:span text:style-name="T214">&gt;</text:span><text:span text:style-name="T215">false</text:span><text:span text:style-name="T216">&lt;/</text:span><text:span text:style-name="T217">property</text:span><text:span text:style-name="T218">&gt;</text:span></text:p>
      <text:p text:style-name="P219"><text:span text:style-name="T220"><text:tab/></text:span><text:span text:style-name="T221"><text:tab/></text:span><text:span text:style-name="T222">&lt;</text:span><text:span text:style-name="T223">property</text:span><text:span text:style-name="T224"><text:s/></text:span><text:span text:style-name="T225">name</text:span><text:span text:style-name="T226">=</text:span><text:span text:style-name="T227">"cache.provider_class"</text:span><text:span text:style-name="T228">&gt;</text:span><text:span text:style-name="T229">org.hibernate.cache.NoCacheProvider</text:span><text:span text:style-name="T230">&lt;/</text:span><text:span text:style-name="T231">property</text:span><text:span text:style-name="T232">&gt;</text:span></text:p>
      <text:p text:style-name="P233"><text:span text:style-name="T234"><text:tab/></text:span><text:span text:style-name="T235"><text:tab/></text:span><text:span text:style-name="T236">&lt;</text:span><text:span text:style-name="T237">property</text:span><text:span text:style-name="T238"><text:s/></text:span><text:span text:style-name="T239">name</text:span><text:span text:style-name="T240">=</text:span><text:span text:style-name="T241">"current_session_context_class"</text:span><text:span text:style-name="T242">&gt;</text:span><text:span text:style-name="T243">thread</text:span><text:span text:style-name="T244">&lt;/</text:span><text:span text:style-name="T245">property</text:span><text:span text:style-name="T246">&gt;</text:span></text:p>
      <text:p text:style-name="P247"><text:span text:style-name="T248"><text:tab/></text:span><text:span text:style-name="T249"><text:tab/></text:span><text:span text:style-name="T250">&lt;</text:span><text:span text:style-name="T251">property</text:span><text:span text:style-name="T252"><text:s/></text:span><text:span text:style-name="T253">name</text:span><text:span text:style-name="T254">=</text:span><text:span text:style-name="T255">"hibernate.c3p0.min_size"</text:span><text:span text:style-name="T256">&gt;</text:span><text:span text:style-name="T257">5</text:span><text:span text:style-name="T258">&lt;/</text:span><text:span text:style-name="T259">property</text:span><text:span text:style-name="T260">&gt;</text:span></text:p>
      <text:p text:style-name="P261"><text:span text:style-name="T262"><text:tab/></text:span><text:span text:style-name="T263"><text:tab/></text:span><text:span text:style-name="T264">&lt;</text:span><text:span text:style-name="T265">property</text:span><text:span text:style-name="T266"><text:s/></text:span><text:span text:style-name="T267">name</text:span><text:span text:style-name="T268">=</text:span><text:span text:style-name="T269">"hibernate.c3p0.max_size"</text:span><text:span text:style-name="T270">&gt;</text:span><text:span text:style-name="T271">20</text:span><text:span text:style-name="T272">&lt;/</text:span><text:span text:style-name="T273">property</text:span><text:span text:style-name="T274">&gt;</text:span></text:p>
      <text:p text:style-name="P275"><text:span text:style-name="T276"><text:tab/></text:span><text:span text:style-name="T277"><text:tab/></text:span><text:span text:style-name="T278">&lt;</text:span><text:span text:style-name="T279">property</text:span><text:span text:style-name="T280"><text:s/></text:span><text:span text:style-name="T281">name</text:span><text:span text:style-name="T282">=</text:span><text:span text:style-name="T283">"hibernate.c3p0.timeout"</text:span><text:span text:style-name="T284">&gt;</text:span><text:span text:style-name="T285">1800</text:span><text:span text:style-name="T286">&lt;/</text:span><text:span text:style-name="T287">property</text:span><text:span text:style-name="T288">&gt;</text:span></text:p>
      <text:p text:style-name="P289"><text:span text:style-name="T290"><text:tab/></text:span><text:span text:style-name="T291"><text:tab/></text:span><text:span text:style-name="T292">&lt;</text:span><text:span text:style-name="T293">property</text:span><text:span text:style-name="T294"><text:s/></text:span><text:span text:style-name="T295">name</text:span><text:span text:style-name="T296">=</text:span><text:span text:style-name="T297">"hibernate.c3p0.max_statements"</text:span><text:span text:style-name="T298">&gt;</text:span><text:span text:style-name="T299">50</text:span><text:span text:style-name="T300">&lt;/</text:span><text:span text:style-name="T301">property</text:span><text:span text:style-name="T302">&gt;</text:span></text:p>
      <text:p text:style-name="P303"><text:span text:style-name="T304"><text:tab/></text:span><text:span text:style-name="T305"><text:tab/></text:span><text:span text:style-name="T306">&lt;</text:span><text:span text:style-name="T307">property</text:span><text:span text:style-name="T308"><text:s/></text:span><text:span text:style-name="T309">name</text:span><text:span text:style-name="T310">=</text:span><text:span text:style-name="T311">"hibernate.connection.pool_size"</text:span><text:span text:style-name="T312">&gt;</text:span><text:span text:style-name="T313">10</text:span><text:span text:style-name="T314">&lt;/</text:span><text:span text:style-name="T315">property</text:span><text:span text:style-name="T316">&gt;</text:span></text:p>
      <text:p text:style-name="P317"><text:span text:style-name="T318"><text:tab/></text:span><text:span text:style-name="T319"><text:tab/></text:span><text:span text:style-name="T320">&lt;</text:span><text:span text:style-name="T321">property</text:span><text:span text:style-name="T322"><text:s/></text:span><text:span text:style-name="T323">name</text:span><text:span text:style-name="T324">=</text:span><text:span text:style-name="T325">"hibernate.hbm2ddl.auto"</text:span><text:span text:style-name="T326">&gt;</text:span><text:span text:style-name="T327">update</text:span><text:span text:style-name="T328">&lt;/</text:span><text:span text:style-name="T329">property</text:span><text:span text:style-name="T330">&gt;</text:span></text:p>
      <text:p text:style-name="P331"><text:span text:style-name="T332"><text:tab/></text:span><text:span text:style-name="T333"><text:tab/></text:span><text:span text:style-name="T334">&lt;!-- Mapping files --&gt;</text:span></text:p>
      <text:p text:style-name="P335"><text:span text:style-name="T336"><text:tab/></text:span><text:span text:style-name="T337"><text:tab/></text:span><text:span text:style-name="T338">&lt;</text:span><text:span text:style-name="T339">mapping</text:span><text:span text:style-name="T340"><text:s/></text:span><text:span text:style-name="T341">resource</text:span><text:span text:style-name="T342">=</text:span><text:span text:style-name="T343">"Counter.hbm.xml"</text:span><text:span text:style-name="T344">/&gt;</text:span></text:p>
      <text:p text:style-name="P345"><text:span text:style-name="T346"><text:tab/></text:span><text:span text:style-name="T347"><text:tab/></text:span><text:span text:style-name="T348">&lt;</text:span><text:span text:style-name="T349">mapping</text:span><text:span text:style-name="T350"><text:s/></text:span><text:span text:style-name="T351">resource</text:span><text:span text:style-name="T352">=</text:span><text:span text:style-name="T353">"Subdivision.hbm.xml"</text:span><text:span text:style-name="T354">/&gt;</text:span></text:p>
      <text:p text:style-name="P355"><text:span text:style-name="T356"><text:tab/></text:span><text:span text:style-name="T357"><text:tab/></text:span><text:span text:style-name="T358">&lt;</text:span><text:span text:style-name="T359">mapping</text:span><text:span text:style-name="T360"><text:s/></text:span><text:span text:style-name="T361">resource</text:span><text:span text:style-name="T362">=</text:span><text:span text:style-name="T363">"Occupation.hbm.xml"</text:span><text:span text:style-name="T364">/&gt;</text:span></text:p>
      <text:p text:style-name="P365"><text:span text:style-name="T366"><text:tab/></text:span><text:span text:style-name="T367"><text:tab/></text:span><text:span text:style-name="T368">&lt;</text:span><text:span text:style-name="T369">mapping</text:span><text:span text:style-name="T370"><text:s/></text:span><text:span text:style-name="T371">resource</text:span><text:span text:style-name="T372">=</text:span><text:span text:style-name="T373">"Organization.hbm.xml"</text:span><text:span text:style-name="T374">/&gt;</text:span></text:p>
      <text:p text:style-name="P375"><text:span text:style-name="T376"><text:tab/></text:span><text:span text:style-name="T377"><text:tab/></text:span><text:span text:style-name="T378">&lt;</text:span><text:span text:style-name="T379">mapping</text:span><text:span text:style-name="T380"><text:s/></text:span><text:span text:style-name="T381">resource</text:span><text:span text:style-name="T382">=</text:span><text:span text:style-name="T383">"SettingsFolders.hbm.xml"</text:span><text:span text:style-name="T384">/&gt;</text:span></text:p>
      <text:p text:style-name="P385"><text:span text:style-name="T386"><text:tab/></text:span><text:span text:style-name="T387"><text:tab/></text:span><text:span text:style-name="T388">&lt;</text:span><text:span text:style-name="T389">mapping</text:span><text:span text:style-name="T390"><text:s/></text:span><text:span text:style-name="T391">resource</text:span><text:span text:style-name="T392">=</text:span><text:span text:style-name="T393">"Settings.hbm.xml"</text:span><text:span text:style-name="T394">/&gt;</text:span></text:p>
      <text:p text:style-name="P395"><text:span text:style-name="T396"><text:tab/></text:span><text:span text:style-name="T397"><text:tab/></text:span><text:span text:style-name="T398">&lt;</text:span><text:span text:style-name="T399">mapping</text:span><text:span text:style-name="T400"><text:s/></text:span><text:span text:style-name="T401">resource</text:span><text:span text:style-name="T402">=</text:span><text:span text:style-name="T403">"Message.hbm.xml"</text:span><text:span text:style-name="T404">/&gt;</text:span></text:p>
      <text:p text:style-name="P405"><text:span text:style-name="T406"><text:tab/></text:span><text:span text:style-name="T407"><text:tab/></text:span><text:span text:style-name="T408">&lt;</text:span><text:span text:style-name="T409">mapping</text:span><text:span text:style-name="T410"><text:s/></text:span><text:span text:style-name="T411">resource</text:span><text:span text:style-name="T412">=</text:span><text:span text:style-name="T413">"MessageRecipient.hbm.xml"</text:span><text:span text:style-name="T414">/&gt;</text:span></text:p>
      <text:p text:style-name="P415"><text:span text:style-name="T416"><text:tab/></text:span><text:span text:style-name="T417">&lt;/</text:span><text:span text:style-name="T418">session-factory</text:span><text:span text:style-name="T419">&gt;</text:span></text:p>
      <text:p text:style-name="P420"><text:span text:style-name="T421">&lt;/</text:span><text:span text:style-name="T422">hibernate-configuration</text:span><text:span text:style-name="T423">&gt;</text:span></text:p>
      <text:p text:style-name="P424"/>
      <text:p text:style-name="P425">Seadistuses on olulised järgmised parameetrid:</text:p>
      <text:p text:style-name="Normal"><text:span text:style-name="T426">Sessioon-factory</text:span><text:s/>– seadistab sessiooni nö konstruktorklassi. Määrab ära, millise andmebaasiga on tegu.</text:p>
      <text:soft-page-break/>
      <text:p text:style-name="Normal"><text:span text:style-name="T427">Hibernate.connection.driver_class</text:span><text:s/>– kasutatava andmebaasi ajuri klass. Erinevate andmebaaside kasutamiseks on tavaliselt andmebaasitootja poolsed ajurid.</text:p>
      <text:p text:style-name="Normal"><text:span text:style-name="T428">Hibernate.connection.url</text:span><text:s/>– andmebaasi URL</text:p>
      <text:p text:style-name="Normal"><text:span text:style-name="T429">Hibernate,dialekt</text:span><text:s/>– määrab ära, millist dialekti kasutatakse. Erinevatel sama tootja andmebaasidel võib dialekt versioonide vahel erineda.</text:p>
      <text:p text:style-name="Normal"><text:span text:style-name="T430">Hibernate.connection.username</text:span><text:s/>– andmebaasikasutaja kasutajanimi</text:p>
      <text:p text:style-name="Normal"><text:span text:style-name="T431">Hibernate.connection.password</text:span><text:s/>– andmebaasikasutaja salasõna</text:p>
      <text:p text:style-name="Normal"><text:span text:style-name="T432">Järgnevad parameetrid on mõeldud „connection-pool“-i seadistamiseks</text:span><text:span text:style-name="T433"><text:s/></text:span>(Neid seadeid peaks muutma juhul kui tekivad probleemid jõudlusega. Muul juhul võivad jääda nii nagu on näiteseadistuses.)<text:span text:style-name="T434">:</text:span></text:p>
      <text:p text:style-name="Normal"><text:span text:style-name="T435">Hibernate.c3p0.min_size</text:span><text:s/>– ootel olevate andmebaasiühenduste minimaalne arv</text:p>
      <text:p text:style-name="Normal"><text:span text:style-name="T436">Hibernate.c3p0.max_size</text:span><text:s/>– ootel olevate andmebaasiühenduste maksimaalne arv</text:p>
      <text:p text:style-name="Normal"><text:span text:style-name="T437">Hibernate.c3p0.</text:span><text:span text:style-name="T438">timeout –<text:s/></text:span>andmebaasiühenduse timeout</text:p>
      <text:p text:style-name="Normal"><text:span text:style-name="T439">Hibernate.</text:span><text:span text:style-name="T440">connection.pool_size –<text:s/></text:span>connection-pool-i suurus (andmebaasiühenduste arv)</text:p>
      <text:p text:style-name="Normal"/>
      <text:p text:style-name="Normal">API kasutamiseks Java koodist tuleb teha järgmist:</text:p>
      <text:list text:style-name="LFO9" text:continue-numbering="true">
        <text:list-item>
          <text:p text:style-name="P441">Luua DVKAPI ISessionCacheBox (objekt, läbi mille kasutada API funktsioone):</text:p>
        </text:list-item>
      </text:list>
      <text:p text:style-name="ListParagraph"/>
      <text:p text:style-name="P442"><text:span text:style-name="T443">ISessionCacheBox box =<text:s/></text:span><text:span text:style-name="T444">DVKAPI.</text:span><text:span text:style-name="T445">createSessionCacheBox</text:span><text:span text:style-name="T446">(DVKAPI</text:span></text:p>
      <text:p text:style-name="P447"><text:span text:style-name="T448">.</text:span><text:span text:style-name="T449">openGlobalSession</text:span><text:span text:style-name="T450">(DVKConstants.</text:span><text:span text:style-name="T451">DefaultConfigFileName</text:span><text:span text:style-name="T452">)</text:span><text:span text:style-name="T453">;</text:span></text:p>
      <text:p text:style-name="P454"/>
      <text:list text:style-name="LFO9" text:continue-numbering="true">
        <text:list-item>
          <text:p text:style-name="P455">Kutsu välja soovitud funktsiooni kasutades ISessionCacheBox objekti. Näiteks:</text:p>
        </text:list-item>
      </text:list>
      <text:p text:style-name="P456"><text:span text:style-name="T457">List organizations = box.</text:span><text:span text:style-name="T458">getAllOrganizations()</text:span><text:span text:style-name="T459">;</text:span></text:p>
      <text:p text:style-name="Normal">Detailsemalt on API kasutamist ja tehnilisi aspekte kirjeldatud dokumendis „DVK API Manual.odt“/“<text:s/>DVK API Manual.doc“, mis asub DVK api paketis.</text:p>
      <text:p text:style-name="P4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t" fo:country="EE" style:language-asian="et" style:country-asian="E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833in"/>
      <style:text-properties fo:font-weight="bold" style:font-weight-asian="bold" style:font-weight-complex="bold" style:letter-kerning="true" fo:font-size="12pt" style:font-size-asian="12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fo:font-weight="bold" style:font-weight-asian="bold" style:font-weight-complex="bold" fo:font-size="12pt" style:font-size-asian="12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" style:display-name="Normal" style:family="paragraph">
      <style:paragraph-properties fo:margin-bottom="0.1666in" fo:line-height="100%"/>
      <style:text-properties style:font-name="Arial" style:font-name-complex="Arial" fo:font-size="10pt" style:font-size-asian="10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pt" fo:hyphenate="false"/>
    </style:style>
    <style:style style:name="FooterChar" style:display-name="Footer Char" style:family="text" style:parent-style-name="DefaultParagraphFont">
      <style:text-properties style:font-name="Arial" style:font-name-complex="Arial" fo:font-size="12pt" style:font-size-asian="12pt" style:font-size-complex="12pt"/>
    </style:style>
    <style:style style:name="PageNumber" style:display-name="Page Number" style:family="text" style:parent-style-name="DefaultParagraphFont">
      <style:text-properties style:font-name-complex="Times New Roman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pt" fo:hyphenate="false"/>
    </style:style>
    <style:style style:name="HeaderChar" style:display-name="Header Char" style:family="text" style:parent-style-name="DefaultParagraphFont">
      <style:text-properties style:font-name="Arial" style:font-name-complex="Arial" fo:font-size="12pt" style:font-size-asian="12pt" style:font-size-complex="12pt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Times New Roman"/>
    </style:style>
    <style:style style:name="WW_CharOUTLINELVL2" style:family="text">
      <style:text-properties style:font-name-complex="Times New Roman"/>
    </style:style>
    <style:style style:name="WW_CharOUTLINELVL3" style:family="text">
      <style:text-properties style:font-name-complex="Times New Roman"/>
    </style:style>
    <style:style style:name="WW_CharOUTLINELVL4" style:family="text">
      <style:text-properties style:font-name-complex="Times New Roman"/>
    </style:style>
    <text:outline-style>
      <text:outline-level-style text:level="1" text:style-name="WW_CharOUTLINELVL1" style:num-suffix="." style:num-format="1">
        <style:list-level-properties/>
      </text:outline-level-style>
      <text:outline-level-style text:level="2" text:style-name="WW_CharOUTLINELVL2" style:num-format="1" text:display-levels="2">
        <style:list-level-properties/>
      </text:outline-level-style>
      <text:outline-level-style text:level="3" text:style-name="WW_CharOUTLINELVL3" style:num-format="1" text:display-levels="3">
        <style:list-level-properties/>
      </text:outline-level-style>
      <text:outline-level-style text:level="4" text:style-name="WW_CharOUTLINELVL4" style:num-format="1" text:display-levels="4">
        <style:list-level-properties/>
      </text:outline-level-style>
      <text:outline-level-style text:level="5" style:num-format=""/>
    </text:outline-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format="1" text:display-levels="2">
        <style:list-level-properties/>
      </text:list-level-style-number>
      <text:list-level-style-number text:level="3" text:style-name="WW_CharLFO1LVL3" style:num-format="1" text:display-levels="3">
        <style:list-level-properties/>
      </text:list-level-style-number>
      <text:list-level-style-number text:level="4" text:style-name="WW_CharLFO1LVL4" style:num-format="1" text:display-levels="4">
        <style:list-level-properties/>
      </text:list-level-style-number>
      <text:list-level-style-number text:level="5" text:style-name="WW_CharLFO1LVL5" style:num-format="1" text:display-levels="5">
        <style:list-level-properties/>
      </text:list-level-style-number>
      <text:list-level-style-number text:level="6" text:style-name="WW_CharLFO1LVL6" style:num-format="1" text:display-levels="6">
        <style:list-level-properties/>
      </text:list-level-style-number>
      <text:list-level-style-number text:level="7" text:style-name="WW_CharLFO1LVL7" style:num-format="1" text:display-levels="7">
        <style:list-level-properties/>
      </text:list-level-style-number>
      <text:list-level-style-number text:level="8" text:style-name="WW_CharLFO1LVL8" style:num-format="1" text:display-levels="8">
        <style:list-level-properties/>
      </text:list-level-style-number>
      <text:list-level-style-number text:level="9" text:style-name="WW_CharLFO1LVL9" style:num-format="1" text:display-levels="9">
        <style:list-level-properties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text:style-name="WW_CharLFO5LVL1" style:num-suffix=")" style:num-format="1">
        <style:list-level-properties text:space-before="0.25in" text:min-label-width="0.25in"/>
      </text:list-level-style-number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/>
      </text:list-level-style-number>
      <text:list-level-style-number text:level="2" text:style-name="WW_CharLFO6LVL2" style:num-suffix="." style:num-format="a" style:num-letter-sync="true">
        <style:list-level-properties text:space-before="0.5in" text:min-label-width="0.25in"/>
      </text:list-level-style-number>
      <text:list-level-style-number text:level="3" text:style-name="WW_CharLFO6LVL3" style:num-suffix="." style:num-format="i">
        <style:list-level-properties fo:text-align="end" text:space-before="1.125in" text:min-label-width="0.125in"/>
      </text:list-level-style-number>
      <text:list-level-style-number text:level="4" text:style-name="WW_CharLFO6LVL4" style:num-suffix="." style:num-format="1">
        <style:list-level-properties text:space-before="1.5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2in" text:min-label-width="0.25in"/>
      </text:list-level-style-number>
      <text:list-level-style-number text:level="6" text:style-name="WW_CharLFO6LVL6" style:num-suffix="." style:num-format="i">
        <style:list-level-properties fo:text-align="end" text:space-before="2.625in" text:min-label-width="0.125in"/>
      </text:list-level-style-number>
      <text:list-level-style-number text:level="7" text:style-name="WW_CharLFO6LVL7" style:num-suffix="." style:num-format="1">
        <style:list-level-properties text:space-before="3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3.5in" text:min-label-width="0.25in"/>
      </text:list-level-style-number>
      <text:list-level-style-number text:level="9" text:style-name="WW_CharLFO6LVL9" style:num-suffix="." style:num-format="i">
        <style:list-level-properties fo:text-align="end" text:space-before="4.125in" text:min-label-width="0.125in"/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7LVL4" style:num-suffix="." style:num-format="1">
        <style:list-level-properties text:space-before="1.7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7LVL7" style:num-suffix="." style:num-format="1">
        <style:list-level-properties text:space-before="3.2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/>
      </text:list-level-style-number>
      <text:list-level-style-number text:level="2" text:style-name="WW_CharLFO8LVL2" style:num-suffix="." style:num-format="1">
        <style:list-level-properties text:space-before="0.75in" text:min-label-width="0.25in"/>
      </text:list-level-style-number>
      <text:list-level-style-number text:level="3" text:style-name="WW_CharLFO8LVL3" style:num-suffix="." style:num-format="1">
        <style:list-level-properties text:space-before="1.25in" text:min-label-width="0.25in"/>
      </text:list-level-style-number>
      <text:list-level-style-number text:level="4" text:style-name="WW_CharLFO8LVL4" style:num-suffix="." style:num-format="1">
        <style:list-level-properties text:space-before="1.75in" text:min-label-width="0.25in"/>
      </text:list-level-style-number>
      <text:list-level-style-number text:level="5" text:style-name="WW_CharLFO8LVL5" style:num-suffix="." style:num-format="1">
        <style:list-level-properties text:space-before="2.25in" text:min-label-width="0.25in"/>
      </text:list-level-style-number>
      <text:list-level-style-number text:level="6" text:style-name="WW_CharLFO8LVL6" style:num-suffix="." style:num-format="1">
        <style:list-level-properties text:space-before="2.75in" text:min-label-width="0.25in"/>
      </text:list-level-style-number>
      <text:list-level-style-number text:level="7" text:style-name="WW_CharLFO8LVL7" style:num-suffix="." style:num-format="1">
        <style:list-level-properties text:space-before="3.25in" text:min-label-width="0.25in"/>
      </text:list-level-style-number>
      <text:list-level-style-number text:level="8" text:style-name="WW_CharLFO8LVL8" style:num-suffix="." style:num-format="1">
        <style:list-level-properties text:space-before="3.75in" text:min-label-width="0.25in"/>
      </text:list-level-style-number>
      <text:list-level-style-number text:level="9" text:style-name="WW_CharLFO8LVL9" style:num-suffix="." style:num-format="1">
        <style:list-level-properties text:space-before="4.25in" text:min-label-width="0.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eader" style:family="paragraph">
      <style:text-properties style:text-underline-type="single" style:text-underline-style="solid" style:text-underline-width="auto" style:text-underline-mode="continuous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T4" style:parent-style-name="PageNumber" style:family="text">
      <style:text-properties style:font-name-complex="Arial"/>
    </style:style>
  </office:automatic-styles>
  <office:master-styles>
    <style:master-page style:name="MP0" style:page-layout-name="PL0">
      <style:header>
        <text:p text:style-name="P2">Kliendi paigaldusjuhend<text:tab/><text:tab/>Dokumendivahetuskeskus</text:p>
      </style:header>
      <style:footer>
        <text:p text:style-name="Footer"><draw:frame draw:style-name="F3" text:anchor-type="paragraph" svg:y="0.0006in" draw:z-index="0"><draw:text-box fo:min-height="0in" fo:min-width="0in"><text:p text:style-name="Footer"><text:span text:style-name="T4"><text:page-number text:fixed="false">2</text:page-number></text:span></text:p></draw:text-box></draw:frame>03.03.2010<text:tab/>Versioon 1.4.1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Dokumendihoidla</dc:title>
    <dc:description/>
    <dc:subject/>
    <meta:initial-creator>Jaak Lember</meta:initial-creator>
    <dc:creator>Marko Kurm</dc:creator>
    <meta:creation-date>2010-03-30T07:01:00Z</meta:creation-date>
    <dc:date>2010-03-30T07:28:00Z</dc:date>
    <meta:print-date>2008-07-30T14:24:00Z</meta:print-date>
    <meta:template xlink:href="Normal.dotm" xlink:type="simple"/>
    <meta:editing-cycles>14</meta:editing-cycles>
    <meta:editing-duration>PT1680S</meta:editing-duration>
    <meta:document-statistic meta:page-count="3" meta:paragraph-count="8" meta:word-count="661" meta:character-count="4493" meta:row-count="32" meta:non-whitespace-character-count="3840"/>
  </office:meta>
</office:document-meta>
</file>